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81"/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15.999cm" svg:height="8.999cm" svg:x="0.1cm" svg:y="3.262cm">
            <draw:object draw:notify-on-update-of-ranges="Arkusz1.A2:Arkusz1.A7 Arkusz1.B1:Arkusz1.B1 Arkusz1.B2:Arkusz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239cm" svg:y="1.906cm">
            <draw:object draw:notify-on-update-of-ranges="Arkusz1.K6:Arkusz1.K19 Arkusz1.L5:Arkusz1.L5 Arkusz1.L6:Arkusz1.L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<text:span text:style-name="T1">max</text:span></text:p>
          </table:table-cell>
          <table:table-cell office:value-type="string" calcext:value-type="string">
            <text:p>n(L=0,1)</text:p>
          </table:table-cell>
          <table:table-cell office:value-type="string" calcext:value-type="string">
            <text:p>n(L=0,2)</text:p>
          </table:table-cell>
          <table:table-cell office:value-type="string" calcext:value-type="string">
            <text:p>n(L=0,3)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260443.36746" calcext:value-type="float">
            <text:p>1260443</text:p>
          </table:table-cell>
          <table:table-cell table:style-name="ce1" office:value-type="float" office:value="338490" calcext:value-type="float">
            <text:p>338490</text:p>
          </table:table-cell>
          <table:table-cell office:value-type="float" office:value="663348" calcext:value-type="float">
            <text:p>663348</text:p>
          </table:table-cell>
          <table:table-cell table:style-name="ce1" office:value-type="float" office:value="898597" calcext:value-type="float">
            <text:p>898597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950914.44706" calcext:value-type="float">
            <text:p>950914</text:p>
          </table:table-cell>
          <table:table-cell table:style-name="ce1" office:value-type="float" office:value="290412" calcext:value-type="float">
            <text:p>290412</text:p>
          </table:table-cell>
          <table:table-cell office:value-type="float" office:value="543311" calcext:value-type="float">
            <text:p>543311</text:p>
          </table:table-cell>
          <table:table-cell table:style-name="ce1" office:value-type="float" office:value="705991" calcext:value-type="float">
            <text:p>70599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94262.40883" calcext:value-type="float">
            <text:p>594262</text:p>
          </table:table-cell>
          <table:table-cell table:style-name="ce1" office:value-type="float" office:value="220355" calcext:value-type="float">
            <text:p>220355</text:p>
          </table:table-cell>
          <table:table-cell office:value-type="float" office:value="385151" calcext:value-type="float">
            <text:p>385151</text:p>
          </table:table-cell>
          <table:table-cell table:style-name="ce1" office:value-type="float" office:value="476258" calcext:value-type="float">
            <text:p>47625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04894.22228" calcext:value-type="float">
            <text:p>404894</text:p>
          </table:table-cell>
          <table:table-cell table:style-name="ce1" office:value-type="float" office:value="172902" calcext:value-type="float">
            <text:p>172902</text:p>
          </table:table-cell>
          <table:table-cell office:value-type="float" office:value="285504" calcext:value-type="float">
            <text:p>285504</text:p>
          </table:table-cell>
          <table:table-cell table:style-name="ce1" office:value-type="float" office:value="346494" calcext:value-type="float">
            <text:p>3464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73108.17181" calcext:value-type="float">
            <text:p>173108</text:p>
          </table:table-cell>
          <table:table-cell table:style-name="ce1" office:value-type="float" office:value="92472" calcext:value-type="float">
            <text:p>92472</text:p>
          </table:table-cell>
          <table:table-cell office:value-type="float" office:value="143930" calcext:value-type="float">
            <text:p>143930</text:p>
          </table:table-cell>
          <table:table-cell table:style-name="ce1" office:value-type="float" office:value="165878" calcext:value-type="float">
            <text:p>165878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1" office:value-type="float" office:value="3720.3848" calcext:value-type="float">
            <text:p>3720</text:p>
          </table:table-cell>
          <table:table-cell table:style-name="ce1" office:value-type="float" office:value="3826" calcext:value-type="float">
            <text:p>3826</text:p>
          </table:table-cell>
          <table:table-cell office:value-type="float" office:value="3649" calcext:value-type="float">
            <text:p>3649</text:p>
          </table:table-cell>
          <table:table-cell table:style-name="ce1" office:value-type="float" office:value="3790" calcext:value-type="float">
            <text:p>3790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table:number-columns-repeated="9"/>
          <table:table-cell table:style-name="ce1"/>
          <table:table-cell office:value-type="float" office:value="30" calcext:value-type="float">
            <text:p>30</text:p>
          </table:table-cell>
          <table:table-cell table:style-name="ce5" office:value-type="float" office:value="1.25270307060841" calcext:value-type="float">
            <text:p>1,25270307060841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style-name="ce5" office:value-type="float" office:value="1.11490560497102" calcext:value-type="float">
            <text:p>1,11490560497102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style-name="ce5" office:value-type="float" office:value="1.2543356496788" calcext:value-type="float">
            <text:p>1,2543356496788</text:p>
          </table:table-cell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table:style-name="ce5" office:value-type="float" office:value="1.54184719817336" calcext:value-type="float">
            <text:p>1,54184719817336</text:p>
          </table:table-cell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5" office:value-type="float" office:value="1.83371420359605" calcext:value-type="float">
            <text:p>1,83371420359605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5" office:value-type="float" office:value="2.74381384454419" calcext:value-type="float">
            <text:p>2,74381384454419</text:p>
          </table:table-cell>
        </table:table-row>
        <table:table-row table:style-name="ro1">
          <table:table-cell table:number-columns-repeated="10"/>
          <table:table-cell office:value-type="float" office:value="0.05" calcext:value-type="float">
            <text:p>0,05</text:p>
          </table:table-cell>
          <table:table-cell table:style-name="ce5" office:value-type="float" office:value="3.96069003164903" calcext:value-type="float">
            <text:p>3,96069003164903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56:24.652691304</meta:creation-date>
    <dc:date>2024-03-20T23:05:36.080156703</dc:date>
    <meta:editing-duration>PT46M12S</meta:editing-duration>
    <meta:editing-cycles>21</meta:editing-cycles>
    <meta:generator>LibreOffice/7.3.7.2$Linux_X86_64 LibreOffice_project/30$Build-2</meta:generator>
    <meta:document-statistic meta:table-count="1" meta:cell-count="5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6cm" svg:y="4.201cm" style:legend-expansion="high" chart:style-name="ch2"/>
        <chart:plot-area chart:style-name="ch3" table:cell-range-address="Arkusz1.A2:Arkusz1.B7 Arkusz1.B1:Arkusz1.B1" chart:data-source-has-labels="row" svg:x="1.331cm" svg:y="0.18cm" svg:width="12.105cm" svg:height="7.659cm">
          <chart:coordinate-region svg:x="2.878cm" svg:y="0.379cm" svg:width="10.371cm" svg:height="6.813cm"/>
          <chart:axis chart:dimension="x" chart:name="primary-x" chart:style-name="ch4">
            <chart:title svg:x="7.22cm" svg:y="8.019cm" chart:style-name="ch5">
              <text:p>E</text:p>
            </chart:title>
          </chart:axis>
          <chart:axis chart:dimension="y" chart:name="primary-y" chart:style-name="ch6">
            <chart:title svg:x="0.451cm" svg:y="4.49cm" chart:style-name="ch7">
              <text:p>NMax</text:p>
            </chart:title>
            <chart:grid chart:style-name="ch8" chart:class="major"/>
          </chart:axis>
          <chart:series chart:style-name="ch9" chart:values-cell-range-address="Arkusz1.B2:Arkusz1.B7" chart:label-cell-address="Arkusz1.B1:Arkusz1.B1" chart:class="chart:scatter">
            <chart:domain table:cell-range-address="Arkusz1.A2:Arkusz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max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Arkusz1.A2:Arkusz1.A7</svg:desc>
                </draw:g>
              </table:table-cell>
              <table:table-cell office:value-type="float" office:value="1260443.36746">
                <text:p>1260443.36746</text:p>
                <draw:g>
                  <svg:desc>Arkusz1.B2:Arkusz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50914.44706">
                <text:p>950914.44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94262.40883">
                <text:p>594262.40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04894.22228">
                <text:p>404894.22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3108.17181">
                <text:p>173108.17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3720.3848">
                <text:p>3720.3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55cm" svg:y="0.316cm" chart:style-name="ch2">
          <text:p>Zależność przekroju czynnego od energii</text:p>
        </chart:title>
        <chart:plot-area chart:style-name="ch3" table:cell-range-address="Arkusz1.K6:Arkusz1.L19 Arkusz1.L5:Arkusz1.L5" chart:data-source-has-labels="row" svg:x="1.331cm" svg:y="1.275cm" svg:width="14.349cm" svg:height="6.564cm">
          <chart:coordinate-region svg:x="2.058cm" svg:y="1.474cm" svg:width="13.435cm" svg:height="5.718cm"/>
          <chart:axis chart:dimension="x" chart:name="primary-x" chart:style-name="ch4">
            <chart:title svg:x="7.416cm" svg:y="8.019cm" chart:style-name="ch5">
              <text:p>Energia (GeV)</text:p>
            </chart:title>
          </chart:axis>
          <chart:axis chart:dimension="y" chart:name="primary-y" chart:style-name="ch6">
            <chart:title svg:x="0.451cm" svg:y="6.215cm" chart:style-name="ch7">
              <text:p>przekrój czynny (barn)</text:p>
            </chart:title>
            <chart:grid chart:style-name="ch8" chart:class="major"/>
          </chart:axis>
          <chart:series chart:style-name="ch9" chart:values-cell-range-address="Arkusz1.L6:Arkusz1.L19" chart:label-cell-address="Arkusz1.L5:Arkusz1.L5" chart:class="chart:scatter">
            <chart:domain table:cell-range-address="Arkusz1.K6:Arkusz1.K1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  <table:table-cell office:value-type="string">
                <text:p>sigma</text:p>
                <draw:g>
                  <svg:desc>Arkusz1.L5:Arkusz1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rkusz1.K6:Arkusz1.K19</svg:desc>
                </draw:g>
              </table:table-cell>
              <table:table-cell office:value-type="float" office:value="NaN">
                <text:p>NaN</text:p>
                <draw:g>
                  <svg:desc>Arkusz1.L6:Arkusz1.L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25270307060841">
                <text:p>1.25270307060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.11490560497102">
                <text:p>1.11490560497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2543356496788">
                <text:p>1.2543356496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54184719817336">
                <text:p>1.541847198173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.83371420359605">
                <text:p>1.83371420359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.74381384454419">
                <text:p>2.74381384454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3.96069003164903">
                <text:p>3.96069003164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